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4-12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4-02-1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3-01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2-01-2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0-12-13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20-01-21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9-02-0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8-02-0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7-02-2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6-01-1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5-01-1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3-12-04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3-01-0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2-01-1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0-12-21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10-01-0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9-01-2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8-01-2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6-12-2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6-01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5-01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4-03-0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3-01-1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2-03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1-02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2000-02-1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81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316095562801</text:p>
          </table:table-cell>
          <table:table-cell office:value-type="string" calcext:value-type="string">
            <text:p>197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